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Test.execImmediate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Test.execConnecti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ecutionTest.exec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Test.exec( String mai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